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2364a" officeooo:paragraph-rsid="0002364a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2364a" officeooo:paragraph-rsid="0002364a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b785" officeooo:paragraph-rsid="001156d7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officeooo:rsid="00088e75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95302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e009a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officeooo:rsid="00088e7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9530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a33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b8a4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be7e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dfcab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e009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fdde8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727b" style:font-style-asian="normal" style:font-weight-asian="normal" style:font-style-complex="normal" style:font-weight-complex="normal"/>
    </style:style>
    <style:style style:name="T15" style:family="text">
      <style:text-properties officeooo:rsid="001156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 – UnB Gama</text:p>
      <text:p text:style-name="P1">Engenharia de Software – FSO</text:p>
      <text:p text:style-name="P1">Prof: Tiago Alves</text:p>
      <text:p text:style-name="P1">Aluno: Rafael Fazzolino<text:tab/><text:tab/>11/0136942</text:p>
      <text:p text:style-name="P1"/>
      <text:p text:style-name="P1"/>
      <text:p text:style-name="P2">Atividade Extra 03 – Sockets</text:p>
      <text:p text:style-name="P2"/>
      <text:p text:style-name="P3"><text:tab/><text:span text:style-name="T15">Para realização deste trabalho foi utilizado o sistema operacional Linux Mint, utilizando o sublime como editor de texto.</text:span><text:tab/></text:p>
      <text:p text:style-name="P3"><text:tab/>Para compilação do <text:span text:style-name="T1">servidor</text:span><text:span text:style-name="T2"> deve-se executar: </text:span><text:span text:style-name="T3">gcc -o server server.c -dbg -lcrypt</text:span><text:span text:style-name="T6">. </text:span><text:span text:style-name="T7">Para executar o servidor, basta passar como parâmetro de linha de comando a porta desejada, exemplo: .</text:span><text:span text:style-name="T4">/server 8080</text:span><text:span text:style-name="T7">. </text:span><text:span text:style-name="T8">Para executar o cliente, basta passar, por parâmetro de linha de comando, o ip do servidor como primeiro parâmetro</text:span><text:span text:style-name="T9">, a porta desejada no segundo parâmetro e a </text:span><text:span text:style-name="T10">requisição no parâmetro 3, </text:span><text:span text:style-name="T11">ex: </text:span><text:span text:style-name="T5">./cliente 127.0.0.1 8080 "GET index.html"</text:span><text:span text:style-name="T12">. <text:s/></text:span><text:span text:style-name="T14">Seguem alguns exemplos da sua utilizaçã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</meta:initial-creator>
    <meta:creation-date>2016-10-03T00:24:49.552137602</meta:creation-date>
    <dc:date>2016-10-03T00:32:56.420130833</dc:date>
    <dc:creator>rafael </dc:creator>
    <meta:editing-duration>PT7M58S</meta:editing-duration>
    <meta:editing-cycles>19</meta:editing-cycles>
    <meta:generator>LibreOffice/4.4.3.2$Linux_X86_64 LibreOffice_project/40m0$Build-2</meta:generator>
    <meta:document-statistic meta:table-count="0" meta:image-count="0" meta:object-count="0" meta:page-count="1" meta:paragraph-count="7" meta:word-count="111" meta:character-count="740" meta:non-whitespace-character-count="628"/>
  </office:meta>
</office:document-meta>
</file>